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3.81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48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8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70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8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77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11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99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86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5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62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2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6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86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54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2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7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6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60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95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83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6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1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1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7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11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4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09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2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28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72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4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74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08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4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69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6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72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01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68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97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80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8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44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5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95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1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47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5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90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9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26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74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82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2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9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4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8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97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60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63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1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73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6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36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4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16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1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17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09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05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0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9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1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82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17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444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329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682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6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4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48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28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877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926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445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55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35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359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4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1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25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4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84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5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72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147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843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277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494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74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5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20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71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035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374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09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07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7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477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3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24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6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299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614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85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505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4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202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012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483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439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223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21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78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23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721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95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385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74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51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55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919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33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136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83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186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256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845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315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05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607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29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style:paragraph-properties fo:text-align="start" style:writing-mode="lr-tb"/>
      <style:text-properties fo:color="#c9211e" loext:opacity="100%"/>
    </style:style>
    <style:style style:name="P6" style:family="paragraph">
      <loext:graphic-properties draw:fill="none"/>
      <style:paragraph-properties fo:text-align="start"/>
      <style:text-properties fo:color="#c9211e" loext:opacity="100%" fo:font-size="14pt" style:font-size-asian="14pt" style:font-size-complex="14pt"/>
    </style:style>
    <style:style style:name="T1" style:family="text">
      <style:text-properties fo:color="#0f172a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334155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3" style:family="text">
      <style:text-properties fo:color="#0f172a" loext:opacity="100%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T4" style:family="text">
      <style:text-properties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T5" style:family="text">
      <style:text-properties fo:color="#c9211e" loext:opacity="100%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12cm" svg:height="0.636cm" svg:x="8.889cm" svg:y="2.416cm">
          <draw:text-box>
            <text:p text:style-name="P1"><text:span text:style-name="T1">Divergipedia</text:span></text:p>
          </draw:text-box>
        </draw:frame>
        <draw:frame draw:style-name="gr2" draw:text-style-name="P3" draw:layer="layout" svg:width="16.482cm" svg:height="0.352cm" svg:x="2.244cm" svg:y="3.75cm">
          <draw:text-box>
            <text:p text:style-name="P1"><text:span text:style-name="T2">A 100-term lexicon celebrating neurodivergent brilliance, playful </text:span><text:span text:style-name="T2">productivity, and the Divergify community.</text:span></text:p>
          </draw:text-box>
        </draw:frame>
        <draw:frame draw:style-name="gr3" draw:text-style-name="P4" draw:layer="layout" svg:width="4.485cm" svg:height="0.496cm" svg:x="2.244cm" svg:y="5.623cm">
          <draw:text-box>
            <text:p text:style-name="P1"><text:span text:style-name="T3">Adaptive Afterburn</text:span></text:p>
          </draw:text-box>
        </draw:frame>
        <draw:frame draw:style-name="gr4" draw:text-style-name="P3" draw:layer="layout" svg:width="15.703cm" svg:height="0.352cm" svg:x="2.244cm" svg:y="6.29cm">
          <draw:text-box>
            <text:p text:style-name="P1"><text:span text:style-name="T2">The burst of creative output that shows up once the pressure is technically </text:span><text:span text:style-name="T2">off, but your brain is still in</text:span></text:p>
          </draw:text-box>
        </draw:frame>
        <draw:frame draw:style-name="gr5" draw:text-style-name="P3" draw:layer="layout" svg:width="1.484cm" svg:height="0.352cm" svg:x="2.244cm" svg:y="6.784cm">
          <draw:text-box>
            <text:p text:style-name="P1"><text:span text:style-name="T2">go-mode.</text:span></text:p>
          </draw:text-box>
        </draw:frame>
        <draw:frame draw:style-name="gr6" draw:text-style-name="P6" draw:layer="layout" svg:width="2.779cm" svg:height="0.496cm" svg:x="2.244cm" svg:y="7.599cm">
          <draw:text-box>
            <text:p text:style-name="P5"><text:span text:style-name="T4">ADHD Atlas</text:span></text:p>
          </draw:text-box>
        </draw:frame>
        <draw:frame draw:style-name="gr7" draw:text-style-name="P3" draw:layer="layout" svg:width="16.114cm" svg:height="0.352cm" svg:x="2.244cm" svg:y="8.266cm">
          <draw:text-box>
            <text:p text:style-name="P1"><text:span text:style-name="T2">Your inner navigation system that maps the fastest route between </text:span><text:span text:style-name="T2">inspiration and action, even when the</text:span></text:p>
          </draw:text-box>
        </draw:frame>
        <draw:frame draw:style-name="gr8" draw:text-style-name="P3" draw:layer="layout" svg:width="2.656cm" svg:height="0.352cm" svg:x="2.244cm" svg:y="8.76cm">
          <draw:text-box>
            <text:p text:style-name="P1"><text:span text:style-name="T2">terrain is chaotic.</text:span></text:p>
          </draw:text-box>
        </draw:frame>
        <draw:frame draw:style-name="gr9" draw:text-style-name="P4" draw:layer="layout" svg:width="2.999cm" svg:height="0.496cm" svg:x="2.244cm" svg:y="9.574cm">
          <draw:text-box>
            <text:p text:style-name="P1"><text:span text:style-name="T3">Anchor Task</text:span></text:p>
          </draw:text-box>
        </draw:frame>
        <draw:frame draw:style-name="gr10" draw:text-style-name="P3" draw:layer="layout" svg:width="14.861cm" svg:height="0.352cm" svg:x="2.244cm" svg:y="10.241cm">
          <draw:text-box>
            <text:p text:style-name="P1"><text:span text:style-name="T2">The single must-do activity that steadies the day and keeps every other </text:span><text:span text:style-name="T2">task from floating away.</text:span></text:p>
          </draw:text-box>
        </draw:frame>
        <draw:frame draw:style-name="gr11" draw:text-style-name="P4" draw:layer="layout" svg:width="4.155cm" svg:height="0.496cm" svg:x="2.244cm" svg:y="11.056cm">
          <draw:text-box>
            <text:p text:style-name="P1"><text:span text:style-name="T3">Attention Altitude</text:span></text:p>
          </draw:text-box>
        </draw:frame>
        <draw:frame draw:style-name="gr12" draw:text-style-name="P3" draw:layer="layout" svg:width="16.622cm" svg:height="0.352cm" svg:x="2.244cm" svg:y="11.723cm">
          <draw:text-box>
            <text:p text:style-name="P1"><text:span text:style-name="T2">The mental height you gain when you zoom out to see context before you </text:span><text:span text:style-name="T2">zoom back in to focus on details.</text:span></text:p>
          </draw:text-box>
        </draw:frame>
        <draw:frame draw:style-name="gr13" draw:text-style-name="P4" draw:layer="layout" svg:width="3.219cm" svg:height="0.496cm" svg:x="2.244cm" svg:y="12.538cm">
          <draw:text-box>
            <text:p text:style-name="P1"><text:span text:style-name="T3">Brain Bounce</text:span></text:p>
          </draw:text-box>
        </draw:frame>
        <draw:frame draw:style-name="gr14" draw:text-style-name="P3" draw:layer="layout" svg:width="13.066cm" svg:height="0.352cm" svg:x="2.244cm" svg:y="13.205cm">
          <draw:text-box>
            <text:p text:style-name="P1"><text:span text:style-name="T2">The energetic hop between ideas that keeps projects lively and prevents </text:span><text:span text:style-name="T2">stagnation.</text:span></text:p>
          </draw:text-box>
        </draw:frame>
        <draw:frame draw:style-name="gr15" draw:text-style-name="P4" draw:layer="layout" svg:width="2.864cm" svg:height="0.496cm" svg:x="2.244cm" svg:y="14.019cm">
          <draw:text-box>
            <text:p text:style-name="P1"><text:span text:style-name="T3">Brain Buffer</text:span></text:p>
          </draw:text-box>
        </draw:frame>
        <draw:frame draw:style-name="gr16" draw:text-style-name="P3" draw:layer="layout" svg:width="14.548cm" svg:height="0.352cm" svg:x="2.244cm" svg:y="14.686cm">
          <draw:text-box>
            <text:p text:style-name="P1"><text:span text:style-name="T2">The intentional buffer time you build before and after intense work to let </text:span><text:span text:style-name="T2">your mind recalibrate.</text:span></text:p>
          </draw:text-box>
        </draw:frame>
        <draw:frame draw:style-name="gr17" draw:text-style-name="P4" draw:layer="layout" svg:width="4.21cm" svg:height="0.496cm" svg:x="2.244cm" svg:y="15.501cm">
          <draw:text-box>
            <text:p text:style-name="P1"><text:span text:style-name="T3">Brainstorm Sprint</text:span></text:p>
          </draw:text-box>
        </draw:frame>
        <draw:frame draw:style-name="gr18" draw:text-style-name="P3" draw:layer="layout" svg:width="12.85cm" svg:height="0.352cm" svg:x="2.244cm" svg:y="16.168cm">
          <draw:text-box>
            <text:p text:style-name="P1"><text:span text:style-name="T2">A fast, time-boxed idea session designed to capture brilliance before it </text:span><text:span text:style-name="T2">evaporates.</text:span></text:p>
          </draw:text-box>
        </draw:frame>
        <draw:frame draw:style-name="gr19" draw:text-style-name="P4" draw:layer="layout" svg:width="4.79cm" svg:height="0.496cm" svg:x="2.244cm" svg:y="16.983cm">
          <draw:text-box>
            <text:p text:style-name="P1"><text:span text:style-name="T3">Circuit Break Breath</text:span></text:p>
          </draw:text-box>
        </draw:frame>
        <draw:frame draw:style-name="gr20" draw:text-style-name="P3" draw:layer="layout" svg:width="14.061cm" svg:height="0.352cm" svg:x="2.244cm" svg:y="17.65cm">
          <draw:text-box>
            <text:p text:style-name="P1"><text:span text:style-name="T2">A short breathing ritual that cuts the power on overwhelm and resets your </text:span><text:span text:style-name="T2">nervous system.</text:span></text:p>
          </draw:text-box>
        </draw:frame>
        <draw:frame draw:style-name="gr21" draw:text-style-name="P4" draw:layer="layout" svg:width="3.605cm" svg:height="0.496cm" svg:x="2.244cm" svg:y="18.464cm">
          <draw:text-box>
            <text:p text:style-name="P1"><text:span text:style-name="T3">Clarity Capsule</text:span></text:p>
          </draw:text-box>
        </draw:frame>
        <draw:frame draw:style-name="gr22" draw:text-style-name="P3" draw:layer="layout" svg:width="14.958cm" svg:height="0.352cm" svg:x="2.244cm" svg:y="19.131cm">
          <draw:text-box>
            <text:p text:style-name="P1"><text:span text:style-name="T2">A compact set of notes or visuals that remind you what success looks like </text:span><text:span text:style-name="T2">for the current project.</text:span></text:p>
          </draw:text-box>
        </draw:frame>
        <draw:frame draw:style-name="gr23" draw:text-style-name="P4" draw:layer="layout" svg:width="2.834cm" svg:height="0.496cm" svg:x="2.244cm" svg:y="19.946cm">
          <draw:text-box>
            <text:p text:style-name="P1"><text:span text:style-name="T3">Clock Tetris</text:span></text:p>
          </draw:text-box>
        </draw:frame>
        <draw:frame draw:style-name="gr24" draw:text-style-name="P3" draw:layer="layout" svg:width="11.661cm" svg:height="0.352cm" svg:x="2.244cm" svg:y="20.613cm">
          <draw:text-box>
            <text:p text:style-name="P1"><text:span text:style-name="T2">The art of fitting oddly shaped tasks into the calendar without bending time.</text:span></text:p>
          </draw:text-box>
        </draw:frame>
        <draw:frame draw:style-name="gr25" draw:text-style-name="P4" draw:layer="layout" svg:width="4.019cm" svg:height="0.496cm" svg:x="2.244cm" svg:y="21.428cm">
          <draw:text-box>
            <text:p text:style-name="P1"><text:span text:style-name="T3">Creative Backlog</text:span></text:p>
          </draw:text-box>
        </draw:frame>
        <draw:frame draw:style-name="gr26" draw:text-style-name="P3" draw:layer="layout" svg:width="14.12cm" svg:height="0.352cm" svg:x="2.244cm" svg:y="22.095cm">
          <draw:text-box>
            <text:p text:style-name="P1"><text:span text:style-name="T2">The treasure trove of future experiments waiting for the right mood, </text:span><text:span text:style-name="T2">energy, or collaborator.</text:span></text:p>
          </draw:text-box>
        </draw:frame>
        <draw:frame draw:style-name="gr27" draw:text-style-name="P4" draw:layer="layout" svg:width="3.579cm" svg:height="0.496cm" svg:x="2.244cm" svg:y="22.909cm">
          <draw:text-box>
            <text:p text:style-name="P1"><text:span text:style-name="T3">Cue Cascading</text:span></text:p>
          </draw:text-box>
        </draw:frame>
        <draw:frame draw:style-name="gr28" draw:text-style-name="P3" draw:layer="layout" svg:width="15.115cm" svg:height="0.352cm" svg:x="2.244cm" svg:y="23.576cm">
          <draw:text-box>
            <text:p text:style-name="P1"><text:span text:style-name="T2">Stacking environmental cues in sequence so your brain naturally flows </text:span><text:span text:style-name="T2">from one habit to the next.</text:span></text:p>
          </draw:text-box>
        </draw:frame>
        <draw:frame draw:style-name="gr29" draw:text-style-name="P4" draw:layer="layout" svg:width="3.744cm" svg:height="0.496cm" svg:x="2.244cm" svg:y="24.391cm">
          <draw:text-box>
            <text:p text:style-name="P1"><text:span text:style-name="T3">Daydream Dock</text:span></text:p>
          </draw:text-box>
        </draw:frame>
        <draw:frame draw:style-name="gr30" draw:text-style-name="P3" draw:layer="layout" svg:width="15.098cm" svg:height="0.352cm" svg:x="2.244cm" svg:y="25.058cm">
          <draw:text-box>
            <text:p text:style-name="P1"><text:span text:style-name="T2">A safe space in your schedule where wandering thoughts are welcomed, </text:span><text:span text:style-name="T2">explored, and recorded.</text:span></text:p>
          </draw:text-box>
        </draw:frame>
      </draw:page>
      <draw:page draw:name="page2" draw:style-name="dp1" draw:master-page-name="master-page24">
        <draw:frame draw:style-name="gr31" draw:text-style-name="P4" draw:layer="layout" svg:width="4.625cm" svg:height="0.496cm" svg:x="2.244cm" svg:y="2.378cm">
          <draw:text-box>
            <text:p text:style-name="P1"><text:span text:style-name="T3">Deep Focus Bubble</text:span></text:p>
          </draw:text-box>
        </draw:frame>
        <draw:frame draw:style-name="gr32" draw:text-style-name="P3" draw:layer="layout" svg:width="16.288cm" svg:height="0.352cm" svg:x="2.244cm" svg:y="3.045cm">
          <draw:text-box>
            <text:p text:style-name="P1"><text:span text:style-name="T2">A protective environment—noise-canceling, light-tuning, or otherwise—that </text:span><text:span text:style-name="T2">helps hyperfocus land gently.</text:span></text:p>
          </draw:text-box>
        </draw:frame>
        <draw:frame draw:style-name="gr33" draw:text-style-name="P6" draw:layer="layout" svg:width="5.725cm" svg:height="0.496cm" svg:x="2.244cm" svg:y="3.859cm">
          <draw:text-box>
            <text:p text:style-name="P5"><text:span text:style-name="T4">Dopami</text:span><text:span text:style-name="T4">ne </text:span><text:span text:style-name="T4">Breadcr</text:span><text:span text:style-name="T4">umbs</text:span></text:p>
          </draw:text-box>
        </draw:frame>
        <draw:frame draw:style-name="gr34" draw:text-style-name="P3" draw:layer="layout" svg:width="13.748cm" svg:height="0.352cm" svg:x="2.244cm" svg:y="4.526cm">
          <draw:text-box>
            <text:p text:style-name="P1"><text:span text:style-name="T2">The small, satisfying micro-rewards you scatter through a task to keep motivation fueled.</text:span></text:p>
          </draw:text-box>
        </draw:frame>
        <draw:frame draw:style-name="gr31" draw:text-style-name="P4" draw:layer="layout" svg:width="4.625cm" svg:height="0.496cm" svg:x="2.244cm" svg:y="5.341cm">
          <draw:text-box>
            <text:p text:style-name="P1"><text:span text:style-name="T3">Dopamine </text:span><text:span text:style-name="T3">Dividend</text:span></text:p>
          </draw:text-box>
        </draw:frame>
        <draw:frame draw:style-name="gr35" draw:text-style-name="P3" draw:layer="layout" svg:width="15.742cm" svg:height="0.352cm" svg:x="2.244cm" svg:y="6.008cm">
          <draw:text-box>
            <text:p text:style-name="P1"><text:span text:style-name="T2">The payoff you feel after completing a task that used to drain you, proving the new </text:span><text:span text:style-name="T2">system is working.</text:span></text:p>
          </draw:text-box>
        </draw:frame>
        <draw:frame draw:style-name="gr36" draw:text-style-name="P4" draw:layer="layout" svg:width="3.084cm" svg:height="0.496cm" svg:x="2.244cm" svg:y="6.823cm">
          <draw:text-box>
            <text:p text:style-name="P1"><text:span text:style-name="T3">Energy </text:span><text:span text:style-name="T3">Audit</text:span></text:p>
          </draw:text-box>
        </draw:frame>
        <draw:frame draw:style-name="gr37" draw:text-style-name="P3" draw:layer="layout" svg:width="13.942cm" svg:height="0.352cm" svg:x="2.244cm" svg:y="7.49cm">
          <draw:text-box>
            <text:p text:style-name="P1"><text:span text:style-name="T2">A regular check-in that tracks which activities charge you up and which ones pull the plug.</text:span></text:p>
          </draw:text-box>
        </draw:frame>
        <draw:frame draw:style-name="gr38" draw:text-style-name="P4" draw:layer="layout" svg:width="5.696cm" svg:height="0.496cm" svg:x="2.244cm" svg:y="8.304cm">
          <draw:text-box>
            <text:p text:style-name="P1"><text:span text:style-name="T3">Executive Function Fuel</text:span></text:p>
          </draw:text-box>
        </draw:frame>
        <draw:frame draw:style-name="gr39" draw:text-style-name="P3" draw:layer="layout" svg:width="13.769cm" svg:height="0.352cm" svg:x="2.244cm" svg:y="8.971cm">
          <draw:text-box>
            <text:p text:style-name="P1"><text:span text:style-name="T2">The rituals, snacks, music, or movement that give your planning brain the spark it needs.</text:span></text:p>
          </draw:text-box>
        </draw:frame>
        <draw:frame draw:style-name="gr40" draw:text-style-name="P4" draw:layer="layout" svg:width="2.724cm" svg:height="0.496cm" svg:x="2.244cm" svg:y="9.786cm">
          <draw:text-box>
            <text:p text:style-name="P1"><text:span text:style-name="T3">Flow </text:span><text:span text:style-name="T3">Flares</text:span></text:p>
          </draw:text-box>
        </draw:frame>
        <draw:frame draw:style-name="gr41" draw:text-style-name="P3" draw:layer="layout" svg:width="15.018cm" svg:height="0.352cm" svg:x="2.244cm" svg:y="10.453cm">
          <draw:text-box>
            <text:p text:style-name="P1"><text:span text:style-name="T2">Tiny signals—like humming, foot tapping, or doodling—that tell you a flow state is </text:span><text:span text:style-name="T2">about to ignite.</text:span></text:p>
          </draw:text-box>
        </draw:frame>
        <draw:frame draw:style-name="gr42" draw:text-style-name="P4" draw:layer="layout" svg:width="3.689cm" svg:height="0.496cm" svg:x="2.244cm" svg:y="15.713cm">
          <draw:text-box>
            <text:p text:style-name="P1"><text:span text:style-name="T3">Gadget Grazing</text:span></text:p>
          </draw:text-box>
        </draw:frame>
        <draw:frame draw:style-name="gr43" draw:text-style-name="P3" draw:layer="layout" svg:width="15.974cm" svg:height="0.352cm" svg:x="2.244cm" svg:y="16.38cm">
          <draw:text-box>
            <text:p text:style-name="P1"><text:span text:style-name="T2">Mindlessly hopping between devices or apps when your brain is hunting for novelty instead of purpose.</text:span></text:p>
          </draw:text-box>
        </draw:frame>
        <draw:frame draw:style-name="gr44" draw:text-style-name="P4" draw:layer="layout" svg:width="2.809cm" svg:height="0.496cm" svg:x="2.244cm" svg:y="17.194cm">
          <draw:text-box>
            <text:p text:style-name="P1"><text:span text:style-name="T3">Glitter </text:span><text:span text:style-name="T3">Filter</text:span></text:p>
          </draw:text-box>
        </draw:frame>
        <draw:frame draw:style-name="gr45" draw:text-style-name="P3" draw:layer="layout" svg:width="13.786cm" svg:height="0.352cm" svg:x="2.244cm" svg:y="17.861cm">
          <draw:text-box>
            <text:p text:style-name="P1"><text:span text:style-name="T2">The mental sieve that separates genuinely exciting ideas from the distracting shiny ones.</text:span></text:p>
          </draw:text-box>
        </draw:frame>
        <draw:frame draw:style-name="gr46" draw:text-style-name="P4" draw:layer="layout" svg:width="2.449cm" svg:height="0.496cm" svg:x="2.244cm" svg:y="20.158cm">
          <draw:text-box>
            <text:p text:style-name="P1"><text:span text:style-name="T3">Habit Halo</text:span></text:p>
          </draw:text-box>
        </draw:frame>
        <draw:frame draw:style-name="gr47" draw:text-style-name="P3" draw:layer="layout" svg:width="12.753cm" svg:height="0.352cm" svg:x="2.244cm" svg:y="20.825cm">
          <draw:text-box>
            <text:p text:style-name="P1"><text:span text:style-name="T2">The positive ripple effect that one consistent habit has on the rest of your </text:span><text:span text:style-name="T2">routines.</text:span></text:p>
          </draw:text-box>
        </draw:frame>
        <draw:frame draw:style-name="gr21" draw:text-style-name="P6" draw:layer="layout" svg:width="3.605cm" svg:height="0.496cm" svg:x="2.244cm" svg:y="21.639cm">
          <draw:text-box>
            <text:p text:style-name="P5"><text:span text:style-name="T4">Idea Avalanche</text:span></text:p>
          </draw:text-box>
        </draw:frame>
        <draw:frame draw:style-name="gr26" draw:text-style-name="P3" draw:layer="layout" svg:width="14.12cm" svg:height="0.352cm" svg:x="2.244cm" svg:y="22.306cm">
          <draw:text-box>
            <text:p text:style-name="P1"><text:span text:style-name="T2">That overwhelming rush of concepts that requires sorting before execution </text:span><text:span text:style-name="T2">can even begin.</text:span></text:p>
          </draw:text-box>
        </draw:frame>
        <draw:frame draw:style-name="gr46" draw:text-style-name="P6" draw:layer="layout" svg:width="2.449cm" svg:height="0.496cm" svg:x="2.244cm" svg:y="23.121cm">
          <draw:text-box>
            <text:p text:style-name="P5"><text:span text:style-name="T4">Idea Inbox</text:span></text:p>
          </draw:text-box>
        </draw:frame>
        <draw:frame draw:style-name="gr48" draw:text-style-name="P3" draw:layer="layout" svg:width="15.953cm" svg:height="0.352cm" svg:x="2.244cm" svg:y="23.788cm">
          <draw:text-box>
            <text:p text:style-name="P1"><text:span text:style-name="T2">The capture system—notes app, voice memo, or sketchbook—that keeps </text:span><text:span text:style-name="T2">inspiration from evaporating.</text:span></text:p>
          </draw:text-box>
        </draw:frame>
        <draw:frame draw:style-name="gr49" draw:text-style-name="P6" draw:layer="layout" svg:width="4.68cm" svg:height="0.496cm" svg:x="2.244cm" svg:y="24.603cm">
          <draw:text-box>
            <text:p text:style-name="P5"><text:span text:style-name="T4">Intentional Interrupt</text:span></text:p>
          </draw:text-box>
        </draw:frame>
        <draw:frame draw:style-name="gr28" draw:text-style-name="P3" draw:layer="layout" svg:width="15.115cm" svg:height="0.352cm" svg:x="2.244cm" svg:y="25.27cm">
          <draw:text-box>
            <text:p text:style-name="P1"><text:span text:style-name="T2">A purposeful pause that prevents you from sliding into autopilot and </text:span><text:span text:style-name="T2">forgetting what matters most.</text:span></text:p>
          </draw:text-box>
        </draw:frame>
      </draw:page>
      <draw:page draw:name="page3" draw:style-name="dp1" draw:master-page-name="master-page24">
        <draw:frame draw:style-name="gr50" draw:text-style-name="P4" draw:layer="layout" svg:width="3.715cm" svg:height="0.496cm" svg:x="2.244cm" svg:y="2.378cm">
          <draw:text-box>
            <text:p text:style-name="P1"><text:span text:style-name="T3">Interest Ignition</text:span></text:p>
          </draw:text-box>
        </draw:frame>
        <draw:frame draw:style-name="gr51" draw:text-style-name="P3" draw:layer="layout" svg:width="14.472cm" svg:height="0.352cm" svg:x="2.244cm" svg:y="3.045cm">
          <draw:text-box>
            <text:p text:style-name="P1"><text:span text:style-name="T2">The ritual that sparks genuine curiosity before you dive into a task you </text:span><text:span text:style-name="T2">might otherwise avoid.</text:span></text:p>
          </draw:text-box>
        </draw:frame>
        <draw:frame draw:style-name="gr44" draw:text-style-name="P4" draw:layer="layout" svg:width="2.809cm" svg:height="0.496cm" svg:x="2.244cm" svg:y="3.859cm">
          <draw:text-box>
            <text:p text:style-name="P1"><text:span text:style-name="T3">Jolt Journal</text:span></text:p>
          </draw:text-box>
        </draw:frame>
        <draw:frame draw:style-name="gr52" draw:text-style-name="P3" draw:layer="layout" svg:width="13.358cm" svg:height="0.352cm" svg:x="2.244cm" svg:y="4.526cm">
          <draw:text-box>
            <text:p text:style-name="P1"><text:span text:style-name="T2">The notebook reserved for sparks of genius that often strike in </text:span><text:span text:style-name="T2">inconvenient moments.</text:span></text:p>
          </draw:text-box>
        </draw:frame>
        <draw:frame draw:style-name="gr53" draw:text-style-name="P6" draw:layer="layout" svg:width="3.909cm" svg:height="0.496cm" svg:x="2.244cm" svg:y="5.341cm">
          <draw:text-box>
            <text:p text:style-name="P1"><text:span text:style-name="T5">Jumpstart Ritual</text:span></text:p>
          </draw:text-box>
        </draw:frame>
        <draw:frame draw:style-name="gr54" draw:text-style-name="P3" draw:layer="layout" svg:width="16.91cm" svg:height="0.352cm" svg:x="2.244cm" svg:y="6.008cm">
          <draw:text-box>
            <text:p text:style-name="P1"><text:span text:style-name="T2">A personalized sequence—like brewing tea, stretching, or playlist </text:span><text:span text:style-name="T2">switching—that signals your brain to begin.</text:span></text:p>
          </draw:text-box>
        </draw:frame>
        <draw:frame draw:style-name="gr55" draw:text-style-name="P4" draw:layer="layout" svg:width="3.96cm" svg:height="0.496cm" svg:x="2.244cm" svg:y="6.823cm">
          <draw:text-box>
            <text:p text:style-name="P1"><text:span text:style-name="T3">Lightning Round</text:span></text:p>
          </draw:text-box>
        </draw:frame>
        <draw:frame draw:style-name="gr56" draw:text-style-name="P3" draw:layer="layout" svg:width="13.726cm" svg:height="0.352cm" svg:x="2.244cm" svg:y="7.49cm">
          <draw:text-box>
            <text:p text:style-name="P1"><text:span text:style-name="T2">A rapid-fire decision session that clears the backlog of tiny choices </text:span><text:span text:style-name="T2">draining your energy.</text:span></text:p>
          </draw:text-box>
        </draw:frame>
        <draw:frame draw:style-name="gr57" draw:text-style-name="P6" draw:layer="layout" svg:width="6.741cm" svg:height="0.496cm" svg:x="2.244cm" svg:y="8.304cm">
          <draw:text-box>
            <text:p text:style-name="P1"><text:span text:style-name="T5">Mental Maintenance Window</text:span></text:p>
          </draw:text-box>
        </draw:frame>
        <draw:frame draw:style-name="gr58" draw:text-style-name="P3" draw:layer="layout" svg:width="13.828cm" svg:height="0.352cm" svg:x="2.244cm" svg:y="8.971cm">
          <draw:text-box>
            <text:p text:style-name="P1"><text:span text:style-name="T2">Scheduled time to tidy digital files, rename folders, and reset your systems </text:span><text:span text:style-name="T2">for future you.</text:span></text:p>
          </draw:text-box>
        </draw:frame>
        <draw:frame draw:style-name="gr59" draw:text-style-name="P4" draw:layer="layout" svg:width="4.35cm" svg:height="0.496cm" svg:x="2.244cm" svg:y="9.786cm">
          <draw:text-box>
            <text:p text:style-name="P1"><text:span text:style-name="T3">Momentum Bridge</text:span></text:p>
          </draw:text-box>
        </draw:frame>
        <draw:frame draw:style-name="gr60" draw:text-style-name="P3" draw:layer="layout" svg:width="13.925cm" svg:height="0.352cm" svg:x="2.244cm" svg:y="10.453cm">
          <draw:text-box>
            <text:p text:style-name="P1"><text:span text:style-name="T2">The small action taken at the end of a work block to make the next session </text:span><text:span text:style-name="T2">easier to start.</text:span></text:p>
          </draw:text-box>
        </draw:frame>
        <draw:frame draw:style-name="gr61" draw:text-style-name="P4" draw:layer="layout" svg:width="3.495cm" svg:height="0.496cm" svg:x="2.244cm" svg:y="11.268cm">
          <draw:text-box>
            <text:p text:style-name="P1"><text:span text:style-name="T3">Mood Mapping</text:span></text:p>
          </draw:text-box>
        </draw:frame>
        <draw:frame draw:style-name="gr62" draw:text-style-name="P3" draw:layer="layout" svg:width="13.045cm" svg:height="0.352cm" svg:x="2.244cm" svg:y="11.935cm">
          <draw:text-box>
            <text:p text:style-name="P1"><text:span text:style-name="T2">Tracking emotional weather so you can match tasks to the climate inside </text:span><text:span text:style-name="T2">your head.</text:span></text:p>
          </draw:text-box>
        </draw:frame>
        <draw:frame draw:style-name="gr63" draw:text-style-name="P4" draw:layer="layout" svg:width="4.87cm" svg:height="0.496cm" svg:x="2.244cm" svg:y="12.749cm">
          <draw:text-box>
            <text:p text:style-name="P1"><text:span text:style-name="T3">Neurodivergent Nest</text:span></text:p>
          </draw:text-box>
        </draw:frame>
        <draw:frame draw:style-name="gr20" draw:text-style-name="P3" draw:layer="layout" svg:width="14.061cm" svg:height="0.352cm" svg:x="2.244cm" svg:y="13.416cm">
          <draw:text-box>
            <text:p text:style-name="P1"><text:span text:style-name="T2">The supportive environment—tools, textures, lighting—that makes your </text:span><text:span text:style-name="T2">brain feel at home.</text:span></text:p>
          </draw:text-box>
        </draw:frame>
        <draw:frame draw:style-name="gr64" draw:text-style-name="P6" draw:layer="layout" svg:width="2.974cm" svg:height="0.496cm" svg:x="2.244cm" svg:y="14.231cm">
          <draw:text-box>
            <text:p text:style-name="P1"><text:span text:style-name="T5">Noise Armor</text:span></text:p>
          </draw:text-box>
        </draw:frame>
        <draw:frame draw:style-name="gr65" draw:text-style-name="P3" draw:layer="layout" svg:width="14.607cm" svg:height="0.352cm" svg:x="2.244cm" svg:y="14.898cm">
          <draw:text-box>
            <text:p text:style-name="P1"><text:span text:style-name="T2">Any combination of headphones, white noise, or audio boundaries that </text:span><text:span text:style-name="T2">shields precious focus.</text:span></text:p>
          </draw:text-box>
        </draw:frame>
        <draw:frame draw:style-name="gr66" draw:text-style-name="P4" draw:layer="layout" svg:width="3.634cm" svg:height="0.496cm" svg:x="2.244cm" svg:y="15.713cm">
          <draw:text-box>
            <text:p text:style-name="P1"><text:span text:style-name="T3">Novelty Budget</text:span></text:p>
          </draw:text-box>
        </draw:frame>
        <draw:frame draw:style-name="gr67" draw:text-style-name="P3" draw:layer="layout" svg:width="13.515cm" svg:height="0.352cm" svg:x="2.244cm" svg:y="16.38cm">
          <draw:text-box>
            <text:p text:style-name="P1"><text:span text:style-name="T2">The intentional allocation of time or resources for experiments that keep </text:span><text:span text:style-name="T2">life interesting.</text:span></text:p>
          </draw:text-box>
        </draw:frame>
        <draw:frame draw:style-name="gr68" draw:text-style-name="P4" draw:layer="layout" svg:width="4.735cm" svg:height="0.496cm" svg:x="2.244cm" svg:y="17.194cm">
          <draw:text-box>
            <text:p text:style-name="P1"><text:span text:style-name="T3">Overwhelm Offramp</text:span></text:p>
          </draw:text-box>
        </draw:frame>
        <draw:frame draw:style-name="gr69" draw:text-style-name="P3" draw:layer="layout" svg:width="13.163cm" svg:height="0.352cm" svg:x="2.244cm" svg:y="17.861cm">
          <draw:text-box>
            <text:p text:style-name="P1"><text:span text:style-name="T2">The plan that lets you safely exit a spiral before it becomes a traffic jam in </text:span><text:span text:style-name="T2">your mind.</text:span></text:p>
          </draw:text-box>
        </draw:frame>
        <draw:frame draw:style-name="gr70" draw:text-style-name="P4" draw:layer="layout" svg:width="2.368cm" svg:height="0.496cm" svg:x="2.244cm" svg:y="18.676cm">
          <draw:text-box>
            <text:p text:style-name="P1"><text:span text:style-name="T3">Pace Pilot</text:span></text:p>
          </draw:text-box>
        </draw:frame>
        <draw:frame draw:style-name="gr71" draw:text-style-name="P3" draw:layer="layout" svg:width="13.947cm" svg:height="0.352cm" svg:x="2.244cm" svg:y="19.343cm">
          <draw:text-box>
            <text:p text:style-name="P1"><text:span text:style-name="T2">The internal coach that helps you throttle energy output so you can finish </text:span><text:span text:style-name="T2">strong, not fried.</text:span></text:p>
          </draw:text-box>
        </draw:frame>
        <draw:frame draw:style-name="gr72" draw:text-style-name="P6" draw:layer="layout" svg:width="3.164cm" svg:height="0.496cm" svg:x="2.244cm" svg:y="20.158cm">
          <draw:text-box>
            <text:p text:style-name="P1"><text:span text:style-name="T5">Pattern Pulse</text:span></text:p>
          </draw:text-box>
        </draw:frame>
        <draw:frame draw:style-name="gr73" draw:text-style-name="P3" draw:layer="layout" svg:width="12.812cm" svg:height="0.352cm" svg:x="2.244cm" svg:y="20.825cm">
          <draw:text-box>
            <text:p text:style-name="P1"><text:span text:style-name="T2">The rhythm you notice when habits or triggers repeat, telling you it’s time </text:span><text:span text:style-name="T2">to adjust.</text:span></text:p>
          </draw:text-box>
        </draw:frame>
        <draw:frame draw:style-name="gr74" draw:text-style-name="P4" draw:layer="layout" svg:width="5.175cm" svg:height="0.496cm" svg:x="2.244cm" svg:y="21.639cm">
          <draw:text-box>
            <text:p text:style-name="P1"><text:span text:style-name="T3">Permission Slip Stack</text:span></text:p>
          </draw:text-box>
        </draw:frame>
        <draw:frame draw:style-name="gr75" draw:text-style-name="P3" draw:layer="layout" svg:width="15.094cm" svg:height="0.352cm" svg:x="2.244cm" svg:y="22.306cm">
          <draw:text-box>
            <text:p text:style-name="P1"><text:span text:style-name="T2">A literal or digital collection of reminders that you are allowed to work </text:span><text:span text:style-name="T2">differently and still succeed.</text:span></text:p>
          </draw:text-box>
        </draw:frame>
        <draw:frame draw:style-name="gr76" draw:text-style-name="P4" draw:layer="layout" svg:width="3.054cm" svg:height="0.496cm" svg:x="2.244cm" svg:y="23.121cm">
          <draw:text-box>
            <text:p text:style-name="P1"><text:span text:style-name="T3">Priority Orbit</text:span></text:p>
          </draw:text-box>
        </draw:frame>
        <draw:frame draw:style-name="gr77" draw:text-style-name="P3" draw:layer="layout" svg:width="13.904cm" svg:height="0.352cm" svg:x="2.244cm" svg:y="23.788cm">
          <draw:text-box>
            <text:p text:style-name="P1"><text:span text:style-name="T2">The tasks that stay closest to your mission, even as other obligations try to </text:span><text:span text:style-name="T2">pull you away.</text:span></text:p>
          </draw:text-box>
        </draw:frame>
        <draw:frame draw:style-name="gr78" draw:text-style-name="P4" draw:layer="layout" svg:width="4.98cm" svg:height="0.496cm" svg:x="2.244cm" svg:y="24.603cm">
          <draw:text-box>
            <text:p text:style-name="P1"><text:span text:style-name="T3">Procrastination Pivot</text:span></text:p>
          </draw:text-box>
        </draw:frame>
        <draw:frame draw:style-name="gr79" draw:text-style-name="P3" draw:layer="layout" svg:width="11.618cm" svg:height="0.352cm" svg:x="2.244cm" svg:y="25.27cm">
          <draw:text-box>
            <text:p text:style-name="P1"><text:span text:style-name="T2">The intentional flip from avoidance to curiosity that unlocks forward motion.</text:span></text:p>
          </draw:text-box>
        </draw:frame>
      </draw:page>
      <draw:page draw:name="page4" draw:style-name="dp1" draw:master-page-name="master-page24">
        <draw:frame draw:style-name="gr80" draw:text-style-name="P4" draw:layer="layout" svg:width="3.825cm" svg:height="0.496cm" svg:x="2.244cm" svg:y="3.859cm">
          <draw:text-box>
            <text:p text:style-name="P1"><text:span text:style-name="T3">Recovery Buffer</text:span></text:p>
          </draw:text-box>
        </draw:frame>
        <draw:frame draw:style-name="gr81" draw:text-style-name="P3" draw:layer="layout" svg:width="11.17cm" svg:height="0.352cm" svg:x="2.244cm" svg:y="4.526cm">
          <draw:text-box>
            <text:p text:style-name="P1"><text:span text:style-name="T2">Built-in downtime that honors the cognitive cost of showing up brilliantly.</text:span></text:p>
          </draw:text-box>
        </draw:frame>
        <draw:frame draw:style-name="gr15" draw:text-style-name="P4" draw:layer="layout" svg:width="2.864cm" svg:height="0.496cm" svg:x="2.244cm" svg:y="5.341cm">
          <draw:text-box>
            <text:p text:style-name="P1"><text:span text:style-name="T3">Reset Ritual</text:span></text:p>
          </draw:text-box>
        </draw:frame>
        <draw:frame draw:style-name="gr82" draw:text-style-name="P3" draw:layer="layout" svg:width="16.444cm" svg:height="0.352cm" svg:x="2.244cm" svg:y="6.008cm">
          <draw:text-box>
            <text:p text:style-name="P1"><text:span text:style-name="T2">The simple routine—closing tabs, jotting notes, setting alarms—that ends </text:span><text:span text:style-name="T2">one session and preps the next.</text:span></text:p>
          </draw:text-box>
        </draw:frame>
        <draw:frame draw:style-name="gr83" draw:text-style-name="P4" draw:layer="layout" svg:width="3.329cm" svg:height="0.496cm" svg:x="2.244cm" svg:y="6.823cm">
          <draw:text-box>
            <text:p text:style-name="P1"><text:span text:style-name="T3">Rhythm Reset</text:span></text:p>
          </draw:text-box>
        </draw:frame>
        <draw:frame draw:style-name="gr34" draw:text-style-name="P3" draw:layer="layout" svg:width="13.748cm" svg:height="0.352cm" svg:x="2.244cm" svg:y="7.49cm">
          <draw:text-box>
            <text:p text:style-name="P1"><text:span text:style-name="T2">A change in tempo—walking, stretching, switching playlists—that </text:span><text:span text:style-name="T2">recalibrates your pace.</text:span></text:p>
          </draw:text-box>
        </draw:frame>
        <draw:frame draw:style-name="gr80" draw:text-style-name="P6" draw:layer="layout" svg:width="3.825cm" svg:height="0.496cm" svg:x="2.244cm" svg:y="8.304cm">
          <draw:text-box>
            <text:p text:style-name="P1"><text:span text:style-name="T5">Sensory Anchor</text:span></text:p>
          </draw:text-box>
        </draw:frame>
        <draw:frame draw:style-name="gr84" draw:text-style-name="P3" draw:layer="layout" svg:width="15.682cm" svg:height="0.352cm" svg:x="2.244cm" svg:y="8.971cm">
          <draw:text-box>
            <text:p text:style-name="P1"><text:span text:style-name="T2">The grounding texture, scent, or sound that brings you back to center </text:span><text:span text:style-name="T2">when everything feels too loud.</text:span></text:p>
          </draw:text-box>
        </draw:frame>
        <draw:frame draw:style-name="gr85" draw:text-style-name="P4" draw:layer="layout" svg:width="3.66cm" svg:height="0.496cm" svg:x="2.244cm" svg:y="9.786cm">
          <draw:text-box>
            <text:p text:style-name="P1"><text:span text:style-name="T3">Sensory Circuit</text:span></text:p>
          </draw:text-box>
        </draw:frame>
        <draw:frame draw:style-name="gr86" draw:text-style-name="P3" draw:layer="layout" svg:width="14.45cm" svg:height="0.352cm" svg:x="2.244cm" svg:y="10.453cm">
          <draw:text-box>
            <text:p text:style-name="P1"><text:span text:style-name="T2">A loop of sensory experiences that keeps your nervous system regulated </text:span><text:span text:style-name="T2">throughout the day.</text:span></text:p>
          </draw:text-box>
        </draw:frame>
        <draw:frame draw:style-name="gr42" draw:text-style-name="P4" draw:layer="layout" svg:width="3.689cm" svg:height="0.496cm" svg:x="2.244cm" svg:y="12.749cm">
          <draw:text-box>
            <text:p text:style-name="P1"><text:span text:style-name="T3">Signal Stacking</text:span></text:p>
          </draw:text-box>
        </draw:frame>
        <draw:frame draw:style-name="gr87" draw:text-style-name="P3" draw:layer="layout" svg:width="14.488cm" svg:height="0.352cm" svg:x="2.244cm" svg:y="13.416cm">
          <draw:text-box>
            <text:p text:style-name="P1"><text:span text:style-name="T2">Layering multiple reminders (visual, auditory, digital) so an important action </text:span><text:span text:style-name="T2">actually happens.</text:span></text:p>
          </draw:text-box>
        </draw:frame>
        <draw:frame draw:style-name="gr88" draw:text-style-name="P6" draw:layer="layout" svg:width="5.285cm" svg:height="0.496cm" svg:x="2.244cm" svg:y="14.231cm">
          <draw:text-box>
            <text:p text:style-name="P1"><text:span text:style-name="T5">Single Task Sanctuary</text:span></text:p>
          </draw:text-box>
        </draw:frame>
        <draw:frame draw:style-name="gr89" draw:text-style-name="P3" draw:layer="layout" svg:width="10.877cm" svg:height="0.352cm" svg:x="2.244cm" svg:y="14.898cm">
          <draw:text-box>
            <text:p text:style-name="P1"><text:span text:style-name="T2">A physical or digital space where only one priority is allowed at a time.</text:span></text:p>
          </draw:text-box>
        </draw:frame>
        <draw:frame draw:style-name="gr13" draw:text-style-name="P6" draw:layer="layout" svg:width="3.219cm" svg:height="0.496cm" svg:x="2.244cm" svg:y="15.713cm">
          <draw:text-box>
            <text:p text:style-name="P1"><text:span text:style-name="T5">Spark Sprints</text:span></text:p>
          </draw:text-box>
        </draw:frame>
        <draw:frame draw:style-name="gr90" draw:text-style-name="P3" draw:layer="layout" svg:width="12.926cm" svg:height="0.352cm" svg:x="2.244cm" svg:y="16.38cm">
          <draw:text-box>
            <text:p text:style-name="P1"><text:span text:style-name="T2">Short bursts of experimentation that test ideas before you commit to full </text:span><text:span text:style-name="T2">production.</text:span></text:p>
          </draw:text-box>
        </draw:frame>
        <draw:frame draw:style-name="gr42" draw:text-style-name="P6" draw:layer="layout" svg:width="3.689cm" svg:height="0.496cm" svg:x="2.244cm" svg:y="17.194cm">
          <draw:text-box>
            <text:p text:style-name="P1"><text:span text:style-name="T5">Sprintable Task</text:span></text:p>
          </draw:text-box>
        </draw:frame>
        <draw:frame draw:style-name="gr91" draw:text-style-name="P3" draw:layer="layout" svg:width="11.445cm" svg:height="0.352cm" svg:x="2.244cm" svg:y="17.861cm">
          <draw:text-box>
            <text:p text:style-name="P1"><text:span text:style-name="T2">A chunked-down action small enough to complete inside one focus sprint.</text:span></text:p>
          </draw:text-box>
        </draw:frame>
        <draw:frame draw:style-name="gr92" draw:text-style-name="P4" draw:layer="layout" svg:width="2.559cm" svg:height="0.496cm" svg:x="2.244cm" svg:y="18.676cm">
          <draw:text-box>
            <text:p text:style-name="P1"><text:span text:style-name="T3">Stim Stash</text:span></text:p>
          </draw:text-box>
        </draw:frame>
        <draw:frame draw:style-name="gr93" draw:text-style-name="P3" draw:layer="layout" svg:width="14.353cm" svg:height="0.352cm" svg:x="2.244cm" svg:y="19.343cm">
          <draw:text-box>
            <text:p text:style-name="P1"><text:span text:style-name="T2">Your curated collection of fidgets, textures, and tools that keep your hands </text:span><text:span text:style-name="T2">happily occupied.</text:span></text:p>
          </draw:text-box>
        </draw:frame>
        <draw:frame draw:style-name="gr94" draw:text-style-name="P4" draw:layer="layout" svg:width="3.359cm" svg:height="0.496cm" svg:x="2.244cm" svg:y="20.158cm">
          <draw:text-box>
            <text:p text:style-name="P1"><text:span text:style-name="T3">Synapse Sync</text:span></text:p>
          </draw:text-box>
        </draw:frame>
        <draw:frame draw:style-name="gr95" draw:text-style-name="P3" draw:layer="layout" svg:width="10.234cm" svg:height="0.352cm" svg:x="2.244cm" svg:y="20.825cm">
          <draw:text-box>
            <text:p text:style-name="P1"><text:span text:style-name="T2">The sweet spot when your interests, energy, and support all align.</text:span></text:p>
          </draw:text-box>
        </draw:frame>
        <draw:frame draw:style-name="gr96" draw:text-style-name="P4" draw:layer="layout" svg:width="3.414cm" svg:height="0.496cm" svg:x="2.244cm" svg:y="21.639cm">
          <draw:text-box>
            <text:p text:style-name="P1"><text:span text:style-name="T3">Tempo Tuning</text:span></text:p>
          </draw:text-box>
        </draw:frame>
        <draw:frame draw:style-name="gr97" draw:text-style-name="P3" draw:layer="layout" svg:width="14.256cm" svg:height="0.352cm" svg:x="2.244cm" svg:y="22.306cm">
          <draw:text-box>
            <text:p text:style-name="P1"><text:span text:style-name="T2">Adjusting the speed of your workday so it matches your mental rhythm, not </text:span><text:span text:style-name="T2">someone else’s.</text:span></text:p>
          </draw:text-box>
        </draw:frame>
        <draw:frame draw:style-name="gr98" draw:text-style-name="P6" draw:layer="layout" svg:width="5.45cm" svg:height="0.496cm" svg:x="2.244cm" svg:y="24.603cm">
          <draw:text-box>
            <text:p text:style-name="P1"><text:span text:style-name="T5">Time Capsule Planning</text:span></text:p>
          </draw:text-box>
        </draw:frame>
        <draw:frame draw:style-name="gr99" draw:text-style-name="P3" draw:layer="layout" svg:width="14.844cm" svg:height="0.352cm" svg:x="2.244cm" svg:y="25.27cm">
          <draw:text-box>
            <text:p text:style-name="P1"><text:span text:style-name="T2">Writing notes to future you about why a decision was made, so you can </text:span><text:span text:style-name="T2">pick up the thread later.</text:span></text:p>
          </draw:text-box>
        </draw:frame>
      </draw:page>
      <draw:page draw:name="page5" draw:style-name="dp1" draw:master-page-name="master-page24">
        <draw:frame draw:style-name="gr100" draw:text-style-name="P4" draw:layer="layout" svg:width="4.65cm" svg:height="0.496cm" svg:x="2.244cm" svg:y="3.859cm">
          <draw:text-box>
            <text:p text:style-name="P1"><text:span text:style-name="T3">Time Warp Cushion</text:span></text:p>
          </draw:text-box>
        </draw:frame>
        <draw:frame draw:style-name="gr101" draw:text-style-name="P3" draw:layer="layout" svg:width="11.072cm" svg:height="0.352cm" svg:x="2.244cm" svg:y="4.526cm">
          <draw:text-box>
            <text:p text:style-name="P1"><text:span text:style-name="T2">Intentional buffer time that keeps transitions smooth and panic minimal.</text:span></text:p>
          </draw:text-box>
        </draw:frame>
        <draw:frame draw:style-name="gr102" draw:text-style-name="P4" draw:layer="layout" svg:width="4.46cm" svg:height="0.496cm" svg:x="2.244cm" svg:y="5.341cm">
          <draw:text-box>
            <text:p text:style-name="P1"><text:span text:style-name="T5">Time Drift</text:span><text:span text:style-name="T3"> Detector</text:span></text:p>
          </draw:text-box>
        </draw:frame>
        <draw:frame draw:style-name="gr103" draw:text-style-name="P3" draw:layer="layout" svg:width="12.147cm" svg:height="0.352cm" svg:x="2.244cm" svg:y="6.008cm">
          <draw:text-box>
            <text:p text:style-name="P1"><text:span text:style-name="T2">A quick check-in that signals when you’ve wandered away from your </text:span><text:span text:style-name="T2">priorities.</text:span></text:p>
          </draw:text-box>
        </draw:frame>
        <draw:frame draw:style-name="gr104" draw:text-style-name="P4" draw:layer="layout" svg:width="7.843cm" svg:height="0.496cm" svg:x="2.244cm" svg:y="6.823cm">
          <draw:text-box>
            <text:p text:style-name="P1"><text:span text:style-name="T5">Time Horizon Hop</text:span><text:span text:style-name="T3"> /Event Horizon</text:span></text:p>
          </draw:text-box>
        </draw:frame>
        <draw:frame draw:style-name="gr105" draw:text-style-name="P3" draw:layer="layout" svg:width="14.277cm" svg:height="0.352cm" svg:x="2.244cm" svg:y="7.49cm">
          <draw:text-box>
            <text:p text:style-name="P1"><text:span text:style-name="T2">The ability to jump between long-term vision and short-term action without </text:span><text:span text:style-name="T2">losing the thread.</text:span></text:p>
          </draw:text-box>
        </draw:frame>
        <draw:frame draw:style-name="gr6" draw:text-style-name="P4" draw:layer="layout" svg:width="2.779cm" svg:height="0.496cm" svg:x="2.244cm" svg:y="8.304cm">
          <draw:text-box>
            <text:p text:style-name="P1"><text:span text:style-name="T3">Time Shield</text:span></text:p>
          </draw:text-box>
        </draw:frame>
        <draw:frame draw:style-name="gr106" draw:text-style-name="P3" draw:layer="layout" svg:width="13.494cm" svg:height="0.352cm" svg:x="2.244cm" svg:y="8.971cm">
          <draw:text-box>
            <text:p text:style-name="P1"><text:span text:style-name="T2">Boundaries that protect your best focus blocks from meetings, </text:span><text:span text:style-name="T2">notifications, and chaos.</text:span></text:p>
          </draw:text-box>
        </draw:frame>
        <draw:frame draw:style-name="gr107" draw:text-style-name="P4" draw:layer="layout" svg:width="4.1cm" svg:height="0.496cm" svg:x="2.244cm" svg:y="9.786cm">
          <draw:text-box>
            <text:p text:style-name="P1"><text:span text:style-name="T3">Transition Bridge</text:span></text:p>
          </draw:text-box>
        </draw:frame>
        <draw:frame draw:style-name="gr108" draw:text-style-name="P3" draw:layer="layout" svg:width="13.574cm" svg:height="0.352cm" svg:x="2.244cm" svg:y="10.453cm">
          <draw:text-box>
            <text:p text:style-name="P1"><text:span text:style-name="T2">The mini routine that guides you from one context to another without losing </text:span><text:span text:style-name="T2">momentum.</text:span></text:p>
          </draw:text-box>
        </draw:frame>
        <draw:frame draw:style-name="gr66" draw:text-style-name="P4" draw:layer="layout" svg:width="3.634cm" svg:height="0.496cm" svg:x="2.244cm" svg:y="11.268cm">
          <draw:text-box>
            <text:p text:style-name="P1"><text:span text:style-name="T3">Trigger Tracker</text:span></text:p>
          </draw:text-box>
        </draw:frame>
        <draw:frame draw:style-name="gr109" draw:text-style-name="P3" draw:layer="layout" svg:width="12.52cm" svg:height="0.352cm" svg:x="2.244cm" svg:y="11.935cm">
          <draw:text-box>
            <text:p text:style-name="P1"><text:span text:style-name="T2">Logging patterns that set off stress or joy so you can design more of what </text:span><text:span text:style-name="T2">works.</text:span></text:p>
          </draw:text-box>
        </draw:frame>
        <draw:frame draw:style-name="gr33" draw:text-style-name="P4" draw:layer="layout" svg:width="5.725cm" svg:height="0.496cm" svg:x="2.244cm" svg:y="12.749cm">
          <draw:text-box>
            <text:p text:style-name="P1"><text:span text:style-name="T3">Visual Command Center</text:span></text:p>
          </draw:text-box>
        </draw:frame>
        <draw:frame draw:style-name="gr110" draw:text-style-name="P3" draw:layer="layout" svg:width="14.201cm" svg:height="0.352cm" svg:x="2.244cm" svg:y="13.416cm">
          <draw:text-box>
            <text:p text:style-name="P1"><text:span text:style-name="T2">The dashboard of calendars, sticky notes, and color codes that keep all the </text:span><text:span text:style-name="T2">plates spinning.</text:span></text:p>
          </draw:text-box>
        </draw:frame>
        <draw:frame draw:style-name="gr102" draw:text-style-name="P4" draw:layer="layout" svg:width="4.46cm" svg:height="0.496cm" svg:x="2.244cm" svg:y="14.231cm">
          <draw:text-box>
            <text:p text:style-name="P1"><text:span text:style-name="T3">Workflow Sandbox</text:span></text:p>
          </draw:text-box>
        </draw:frame>
        <draw:frame draw:style-name="gr111" draw:text-style-name="P3" draw:layer="layout" svg:width="12.871cm" svg:height="0.352cm" svg:x="2.244cm" svg:y="14.898cm">
          <draw:text-box>
            <text:p text:style-name="P1"><text:span text:style-name="T2">A playful environment to prototype processes before rolling them into </text:span><text:span text:style-name="T2">everyday life.</text:span></text:p>
          </draw:text-box>
        </draw:frame>
        <draw:frame draw:style-name="gr112" draw:text-style-name="P4" draw:layer="layout" svg:width="5.035cm" svg:height="0.496cm" svg:x="2.244cm" svg:y="15.713cm">
          <draw:text-box>
            <text:p text:style-name="P1"><text:span text:style-name="T3">Brainwave Bookmark</text:span></text:p>
          </draw:text-box>
        </draw:frame>
        <draw:frame draw:style-name="gr113" draw:text-style-name="P3" draw:layer="layout" svg:width="14.374cm" svg:height="0.352cm" svg:x="2.244cm" svg:y="16.38cm">
          <draw:text-box>
            <text:p text:style-name="P1"><text:span text:style-name="T2">The quick notation system that lets you pause an idea mid-stream and </text:span><text:span text:style-name="T2">return without friction.</text:span></text:p>
          </draw:text-box>
        </draw:frame>
        <draw:frame draw:style-name="gr23" draw:text-style-name="P4" draw:layer="layout" svg:width="2.834cm" svg:height="0.496cm" svg:x="2.244cm" svg:y="17.194cm">
          <draw:text-box>
            <text:p text:style-name="P1"><text:span text:style-name="T3">Calm Cache</text:span></text:p>
          </draw:text-box>
        </draw:frame>
        <draw:frame draw:style-name="gr114" draw:text-style-name="P3" draw:layer="layout" svg:width="13.71cm" svg:height="0.352cm" svg:x="2.244cm" svg:y="17.861cm">
          <draw:text-box>
            <text:p text:style-name="P1"><text:span text:style-name="T2">Your stash of activities, sounds, or rituals that lower nervous system static </text:span><text:span text:style-name="T2">on command.</text:span></text:p>
          </draw:text-box>
        </draw:frame>
        <draw:frame draw:style-name="gr115" draw:text-style-name="P4" draw:layer="layout" svg:width="5.09cm" svg:height="0.496cm" svg:x="2.244cm" svg:y="18.676cm">
          <draw:text-box>
            <text:p text:style-name="P1"><text:span text:style-name="T3">Cognitive Checkpoint</text:span></text:p>
          </draw:text-box>
        </draw:frame>
        <draw:frame draw:style-name="gr116" draw:text-style-name="P3" draw:layer="layout" svg:width="15.077cm" svg:height="0.352cm" svg:x="2.244cm" svg:y="19.343cm">
          <draw:text-box>
            <text:p text:style-name="P1"><text:span text:style-name="T2">The intentional pause where you confirm instructions, expectations, and </text:span><text:span text:style-name="T2">next steps before acting.</text:span></text:p>
          </draw:text-box>
        </draw:frame>
        <draw:frame draw:style-name="gr117" draw:text-style-name="P4" draw:layer="layout" svg:width="4.57cm" svg:height="0.496cm" svg:x="2.244cm" svg:y="20.158cm">
          <draw:text-box>
            <text:p text:style-name="P1"><text:span text:style-name="T3">Context Switch Tax</text:span></text:p>
          </draw:text-box>
        </draw:frame>
        <draw:frame draw:style-name="gr118" draw:text-style-name="P3" draw:layer="layout" svg:width="13.477cm" svg:height="0.352cm" svg:x="2.244cm" svg:y="20.825cm">
          <draw:text-box>
            <text:p text:style-name="P1"><text:span text:style-name="T2">The mental cost you pay each time you jump between unrelated tasks </text:span><text:span text:style-name="T2">without a buffer.</text:span></text:p>
          </draw:text-box>
        </draw:frame>
        <draw:frame draw:style-name="gr119" draw:text-style-name="P4" draw:layer="layout" svg:width="4.13cm" svg:height="0.496cm" svg:x="2.244cm" svg:y="21.639cm">
          <draw:text-box>
            <text:p text:style-name="P1"><text:span text:style-name="T3">Divergent Debrief</text:span></text:p>
          </draw:text-box>
        </draw:frame>
        <draw:frame draw:style-name="gr120" draw:text-style-name="P3" draw:layer="layout" svg:width="13.024cm" svg:height="0.352cm" svg:x="2.244cm" svg:y="22.306cm">
          <draw:text-box>
            <text:p text:style-name="P1"><text:span text:style-name="T2">A reflective practice that captures what your unique brain learned from </text:span><text:span text:style-name="T2">each project.</text:span></text:p>
          </draw:text-box>
        </draw:frame>
        <draw:frame draw:style-name="gr121" draw:text-style-name="P4" draw:layer="layout" svg:width="3.469cm" svg:height="0.496cm" svg:x="2.244cm" svg:y="23.121cm">
          <draw:text-box>
            <text:p text:style-name="P1"><text:span text:style-name="T3">Dopamine Diet</text:span></text:p>
          </draw:text-box>
        </draw:frame>
        <draw:frame draw:style-name="gr122" draw:text-style-name="P3" draw:layer="layout" svg:width="13.299cm" svg:height="0.352cm" svg:x="2.244cm" svg:y="23.788cm">
          <draw:text-box>
            <text:p text:style-name="P1"><text:span text:style-name="T2">Designing your day so there are steady hits of delight instead of one giant </text:span><text:span text:style-name="T2">sugar rush.</text:span></text:p>
          </draw:text-box>
        </draw:frame>
        <draw:frame draw:style-name="gr123" draw:text-style-name="P4" draw:layer="layout" svg:width="2.614cm" svg:height="0.496cm" svg:x="2.244cm" svg:y="24.603cm">
          <draw:text-box>
            <text:p text:style-name="P1"><text:span text:style-name="T3">Focus Flux</text:span></text:p>
          </draw:text-box>
        </draw:frame>
        <draw:frame draw:style-name="gr124" draw:text-style-name="P3" draw:layer="layout" svg:width="13.185cm" svg:height="0.352cm" svg:x="2.244cm" svg:y="25.27cm">
          <draw:text-box>
            <text:p text:style-name="P1"><text:span text:style-name="T2">The natural ebb and flow of attention that you plan around instead of </text:span><text:span text:style-name="T2">fighting against.</text:span></text:p>
          </draw:text-box>
        </draw:frame>
      </draw:page>
      <draw:page draw:name="page6" draw:style-name="dp1" draw:master-page-name="master-page24">
        <draw:frame draw:style-name="gr76" draw:text-style-name="P6" draw:layer="layout" svg:width="3.054cm" svg:height="0.496cm" svg:x="2.244cm" svg:y="2.378cm">
          <draw:text-box>
            <text:p text:style-name="P1"><text:span text:style-name="T5">Glimmer Log</text:span></text:p>
          </draw:text-box>
        </draw:frame>
        <draw:frame draw:style-name="gr125" draw:text-style-name="P3" draw:layer="layout" svg:width="10.505cm" svg:height="0.352cm" svg:x="2.244cm" svg:y="3.045cm">
          <draw:text-box>
            <text:p text:style-name="P1"><text:span text:style-name="T2">The record of small joys that reminds you your spark is still glowing.</text:span></text:p>
          </draw:text-box>
        </draw:frame>
        <draw:frame draw:style-name="gr59" draw:text-style-name="P4" draw:layer="layout" svg:width="4.35cm" svg:height="0.496cm" svg:x="2.244cm" svg:y="3.859cm">
          <draw:text-box>
            <text:p text:style-name="P1"><text:span text:style-name="T3">Hyperfocus Haven</text:span></text:p>
          </draw:text-box>
        </draw:frame>
        <draw:frame draw:style-name="gr126" draw:text-style-name="P3" draw:layer="layout" svg:width="14.04cm" svg:height="0.352cm" svg:x="2.244cm" svg:y="4.526cm">
          <draw:text-box>
            <text:p text:style-name="P1"><text:span text:style-name="T2">The space where deep immersion is supported, celebrated, and gently </text:span><text:span text:style-name="T2">bounded by timers.</text:span></text:p>
          </draw:text-box>
        </draw:frame>
        <draw:frame draw:style-name="gr25" draw:text-style-name="P4" draw:layer="layout" svg:width="4.019cm" svg:height="0.496cm" svg:x="2.244cm" svg:y="5.341cm">
          <draw:text-box>
            <text:p text:style-name="P1"><text:span text:style-name="T3">Idea Greenhouse</text:span></text:p>
          </draw:text-box>
        </draw:frame>
        <draw:frame draw:style-name="gr127" draw:text-style-name="P3" draw:layer="layout" svg:width="13.202cm" svg:height="0.352cm" svg:x="2.244cm" svg:y="6.008cm">
          <draw:text-box>
            <text:p text:style-name="P1"><text:span text:style-name="T2">A nurturing environment that lets nascent concepts grow before the world </text:span><text:span text:style-name="T2">sees them.</text:span></text:p>
          </draw:text-box>
        </draw:frame>
        <draw:frame draw:style-name="gr96" draw:text-style-name="P4" draw:layer="layout" svg:width="3.414cm" svg:height="0.496cm" svg:x="2.244cm" svg:y="6.823cm">
          <draw:text-box>
            <text:p text:style-name="P1"><text:span text:style-name="T3">Inbox Zero-ish</text:span></text:p>
          </draw:text-box>
        </draw:frame>
        <draw:frame draw:style-name="gr128" draw:text-style-name="P3" draw:layer="layout" svg:width="16.012cm" svg:height="0.352cm" svg:x="2.244cm" svg:y="7.49cm">
          <draw:text-box>
            <text:p text:style-name="P1"><text:span text:style-name="T2">The realistic state where most important messages are handled, and the </text:span><text:span text:style-name="T2">rest are triaged with kindness.</text:span></text:p>
          </draw:text-box>
        </draw:frame>
        <draw:frame draw:style-name="gr29" draw:text-style-name="P4" draw:layer="layout" svg:width="3.744cm" svg:height="0.496cm" svg:x="2.244cm" svg:y="8.304cm">
          <draw:text-box>
            <text:p text:style-name="P1"><text:span text:style-name="T3">Inspiration Ping</text:span></text:p>
          </draw:text-box>
        </draw:frame>
        <draw:frame draw:style-name="gr129" draw:text-style-name="P3" draw:layer="layout" svg:width="11.483cm" svg:height="0.352cm" svg:x="2.244cm" svg:y="8.971cm">
          <draw:text-box>
            <text:p text:style-name="P1"><text:span text:style-name="T2">The sudden alert from your brain that it’s time to capture a new possibility.</text:span></text:p>
          </draw:text-box>
        </draw:frame>
        <draw:frame draw:style-name="gr130" draw:text-style-name="P4" draw:layer="layout" svg:width="3.439cm" svg:height="0.496cm" svg:x="2.244cm" svg:y="9.786cm">
          <draw:text-box>
            <text:p text:style-name="P1"><text:span text:style-name="T3">Learning Loop</text:span></text:p>
          </draw:text-box>
        </draw:frame>
        <draw:frame draw:style-name="gr131" draw:text-style-name="P3" draw:layer="layout" svg:width="13.223cm" svg:height="0.352cm" svg:x="2.244cm" svg:y="10.453cm">
          <draw:text-box>
            <text:p text:style-name="P1"><text:span text:style-name="T2">The habit of reflecting on experiments, extracting lessons, and iterating </text:span><text:span text:style-name="T2">with curiosity.</text:span></text:p>
          </draw:text-box>
        </draw:frame>
        <draw:frame draw:style-name="gr11" draw:text-style-name="P4" draw:layer="layout" svg:width="4.155cm" svg:height="0.496cm" svg:x="2.244cm" svg:y="11.268cm">
          <draw:text-box>
            <text:p text:style-name="P1"><text:span text:style-name="T3">Micro Win Parade</text:span></text:p>
          </draw:text-box>
        </draw:frame>
        <draw:frame draw:style-name="gr91" draw:text-style-name="P3" draw:layer="layout" svg:width="11.445cm" svg:height="0.352cm" svg:x="2.244cm" svg:y="11.935cm">
          <draw:text-box>
            <text:p text:style-name="P1"><text:span text:style-name="T2">A celebration of every tiny victory that trains your brain to notice progress.</text:span></text:p>
          </draw:text-box>
        </draw:frame>
        <draw:frame draw:style-name="gr132" draw:text-style-name="P4" draw:layer="layout" svg:width="4.54cm" svg:height="0.496cm" svg:x="2.244cm" svg:y="12.749cm">
          <draw:text-box>
            <text:p text:style-name="P1"><text:span text:style-name="T3">Mindful Momentum</text:span></text:p>
          </draw:text-box>
        </draw:frame>
        <draw:frame draw:style-name="gr133" draw:text-style-name="P3" draw:layer="layout" svg:width="12.321cm" svg:height="0.352cm" svg:x="2.244cm" svg:y="13.416cm">
          <draw:text-box>
            <text:p text:style-name="P1"><text:span text:style-name="T2">Moving forward with awareness of your energy instead of sprinting on </text:span><text:span text:style-name="T2">autopilot.</text:span></text:p>
          </draw:text-box>
        </draw:frame>
        <draw:frame draw:style-name="gr134" draw:text-style-name="P4" draw:layer="layout" svg:width="4.9cm" svg:height="0.496cm" svg:x="2.244cm" svg:y="14.231cm">
          <draw:text-box>
            <text:p text:style-name="P1"><text:span text:style-name="T3">Motivation Reservoir</text:span></text:p>
          </draw:text-box>
        </draw:frame>
        <draw:frame draw:style-name="gr135" draw:text-style-name="P3" draw:layer="layout" svg:width="15.78cm" svg:height="0.352cm" svg:x="2.244cm" svg:y="14.898cm">
          <draw:text-box>
            <text:p text:style-name="P1"><text:span text:style-name="T2">The collection of quotes, playlists, memories, and encouragement you </text:span><text:span text:style-name="T2">draw from on low-energy days.</text:span></text:p>
          </draw:text-box>
        </draw:frame>
        <draw:frame draw:style-name="gr121" draw:text-style-name="P4" draw:layer="layout" svg:width="3.469cm" svg:height="0.496cm" svg:x="2.244cm" svg:y="15.713cm">
          <draw:text-box>
            <text:p text:style-name="P1"><text:span text:style-name="T3">Outcome Orbit</text:span></text:p>
          </draw:text-box>
        </draw:frame>
        <draw:frame draw:style-name="gr136" draw:text-style-name="P3" draw:layer="layout" svg:width="14.023cm" svg:height="0.352cm" svg:x="2.244cm" svg:y="16.38cm">
          <draw:text-box>
            <text:p text:style-name="P1"><text:span text:style-name="T2">Keeping your eyes on the desired result while giving yourself freedom on </text:span><text:span text:style-name="T2">how to get there.</text:span></text:p>
          </draw:text-box>
        </draw:frame>
        <draw:frame draw:style-name="gr119" draw:text-style-name="P6" draw:layer="layout" svg:width="4.13cm" svg:height="0.496cm" svg:x="2.244cm" svg:y="17.194cm">
          <draw:text-box>
            <text:p text:style-name="P1"><text:span text:style-name="T5">Permission Pulse</text:span></text:p>
          </draw:text-box>
        </draw:frame>
        <draw:frame draw:style-name="gr137" draw:text-style-name="P3" draw:layer="layout" svg:width="10.721cm" svg:height="0.352cm" svg:x="2.244cm" svg:y="17.861cm">
          <draw:text-box>
            <text:p text:style-name="P1"><text:span text:style-name="T2">A quick self-check that grants you grace to rest, reset, or experiment.</text:span></text:p>
          </draw:text-box>
        </draw:frame>
        <draw:frame draw:style-name="gr138" draw:text-style-name="P4" draw:layer="layout" svg:width="4.955cm" svg:height="0.496cm" svg:x="2.244cm" svg:y="18.676cm">
          <draw:text-box>
            <text:p text:style-name="P1"><text:span text:style-name="T3">Planning Playground</text:span></text:p>
          </draw:text-box>
        </draw:frame>
        <draw:frame draw:style-name="gr139" draw:text-style-name="P3" draw:layer="layout" svg:width="11.385cm" svg:height="0.352cm" svg:x="2.244cm" svg:y="19.343cm">
          <draw:text-box>
            <text:p text:style-name="P1"><text:span text:style-name="T2">A creative space for mapping possibilities without committing to them yet.</text:span></text:p>
          </draw:text-box>
        </draw:frame>
        <draw:frame draw:style-name="gr140" draw:text-style-name="P4" draw:layer="layout" svg:width="4.074cm" svg:height="0.496cm" svg:x="2.244cm" svg:y="20.158cm">
          <draw:text-box>
            <text:p text:style-name="P1"><text:span text:style-name="T3">Post-It Panorama</text:span></text:p>
          </draw:text-box>
        </draw:frame>
        <draw:frame draw:style-name="gr141" draw:text-style-name="P3" draw:layer="layout" svg:width="11.051cm" svg:height="0.352cm" svg:x="2.244cm" svg:y="20.825cm">
          <draw:text-box>
            <text:p text:style-name="P1"><text:span text:style-name="T2">The mural of notes that lets you visualize ideas spatially until they click.</text:span></text:p>
          </draw:text-box>
        </draw:frame>
        <draw:frame draw:style-name="gr142" draw:text-style-name="P4" draw:layer="layout" svg:width="3.55cm" svg:height="0.496cm" svg:x="2.244cm" svg:y="21.639cm">
          <draw:text-box>
            <text:p text:style-name="P1"><text:span text:style-name="T3">Priority Mosaic</text:span></text:p>
          </draw:text-box>
        </draw:frame>
        <draw:frame draw:style-name="gr60" draw:text-style-name="P3" draw:layer="layout" svg:width="13.925cm" svg:height="0.352cm" svg:x="2.244cm" svg:y="22.306cm">
          <draw:text-box>
            <text:p text:style-name="P1"><text:span text:style-name="T2">Arranging tasks of different sizes and colors so the full picture of your week </text:span><text:span text:style-name="T2">makes sense.</text:span></text:p>
          </draw:text-box>
        </draw:frame>
        <draw:frame draw:style-name="gr143" draw:text-style-name="P4" draw:layer="layout" svg:width="2.919cm" svg:height="0.496cm" svg:x="2.244cm" svg:y="23.121cm">
          <draw:text-box>
            <text:p text:style-name="P1"><text:span text:style-name="T3">Rest Reboot</text:span></text:p>
          </draw:text-box>
        </draw:frame>
        <draw:frame draw:style-name="gr144" draw:text-style-name="P3" draw:layer="layout" svg:width="14.332cm" svg:height="0.352cm" svg:x="2.244cm" svg:y="23.788cm">
          <draw:text-box>
            <text:p text:style-name="P1"><text:span text:style-name="T2">A deliberate pause—nap, walk, meditation—that returns you to the work </text:span><text:span text:style-name="T2">with a clearer mind.</text:span></text:p>
          </draw:text-box>
        </draw:frame>
        <draw:frame draw:style-name="gr19" draw:text-style-name="P4" draw:layer="layout" svg:width="4.79cm" svg:height="0.496cm" svg:x="2.244cm" svg:y="24.603cm">
          <draw:text-box>
            <text:p text:style-name="P1"><text:span text:style-name="T3">Sensory Scaffolding</text:span></text:p>
          </draw:text-box>
        </draw:frame>
        <draw:frame draw:style-name="gr145" draw:text-style-name="P3" draw:layer="layout" svg:width="15.136cm" svg:height="0.352cm" svg:x="2.244cm" svg:y="25.27cm">
          <draw:text-box>
            <text:p text:style-name="P1"><text:span text:style-name="T2">The supports you build to keep your sensory experience balanced in </text:span><text:span text:style-name="T2">unpredictable environments.</text:span></text:p>
          </draw:text-box>
        </draw:frame>
      </draw:page>
      <draw:page draw:name="page7" draw:style-name="dp1" draw:master-page-name="master-page27">
        <draw:frame draw:style-name="gr83" draw:text-style-name="P6" draw:layer="layout" svg:width="3.329cm" svg:height="0.496cm" svg:x="2.244cm" svg:y="2.378cm">
          <draw:text-box>
            <text:p text:style-name="P1"><text:span text:style-name="T5">Spark Catalog</text:span></text:p>
          </draw:text-box>
        </draw:frame>
        <draw:frame draw:style-name="gr146" draw:text-style-name="P3" draw:layer="layout" svg:width="13.083cm" svg:height="0.352cm" svg:x="2.244cm" svg:y="3.045cm">
          <draw:text-box>
            <text:p text:style-name="P1"><text:span text:style-name="T2">An organized archive of past inspirations you can revisit when you need a </text:span><text:span text:style-name="T2">jumpstart.</text:span></text:p>
          </draw:text-box>
        </draw:frame>
        <draw:frame draw:style-name="gr83" draw:text-style-name="P4" draw:layer="layout" svg:width="3.329cm" svg:height="0.496cm" svg:x="2.244cm" svg:y="3.859cm">
          <draw:text-box>
            <text:p text:style-name="P1"><text:span text:style-name="T3">Task Alchemy</text:span></text:p>
          </draw:text-box>
        </draw:frame>
        <draw:frame draw:style-name="gr147" draw:text-style-name="P3" draw:layer="layout" svg:width="12.186cm" svg:height="0.352cm" svg:x="2.244cm" svg:y="4.526cm">
          <draw:text-box>
            <text:p text:style-name="P1"><text:span text:style-name="T2">Transforming a mundane task by pairing it with music, movement, or </text:span><text:span text:style-name="T2">meaning.</text:span></text:p>
          </draw:text-box>
        </draw:frame>
        <draw:frame draw:style-name="gr148" draw:text-style-name="P4" draw:layer="layout" svg:width="5.256cm" svg:height="0.496cm" svg:x="2.244cm" svg:y="5.341cm">
          <draw:text-box>
            <text:p text:style-name="P1"><text:span text:style-name="T3">Thought Constellation</text:span></text:p>
          </draw:text-box>
        </draw:frame>
        <draw:frame draw:style-name="gr69" draw:text-style-name="P3" draw:layer="layout" svg:width="13.163cm" svg:height="0.352cm" svg:x="2.244cm" svg:y="6.008cm">
          <draw:text-box>
            <text:p text:style-name="P1"><text:span text:style-name="T2">Mapping related ideas so you can see how they connect before choosing a </text:span><text:span text:style-name="T2">direction.</text:span></text:p>
          </draw:text-box>
        </draw:frame>
        <draw:frame draw:style-name="gr149" draw:text-style-name="P6" draw:layer="layout" svg:width="4.845cm" svg:height="0.496cm" svg:x="2.117cm" svg:y="6.984cm">
          <draw:text-box>
            <text:p text:style-name="P1"><text:span text:style-name="T5">Time Boxing Bonfire</text:span></text:p>
          </draw:text-box>
        </draw:frame>
        <draw:frame draw:style-name="gr150" draw:text-style-name="P3" draw:layer="layout" svg:width="14.315cm" svg:height="0.352cm" svg:x="2.244cm" svg:y="7.49cm">
          <draw:text-box>
            <text:p text:style-name="P1"><text:span text:style-name="T2">A celebratory countdown that turns deadlines into energizing events </text:span><text:span text:style-name="T2">instead of doom clocks.</text:span></text:p>
          </draw:text-box>
        </draw:frame>
        <draw:frame draw:style-name="gr151" draw:text-style-name="P6" draw:layer="layout" svg:width="4.405cm" svg:height="0.496cm" svg:x="2.244cm" svg:y="8.304cm">
          <draw:text-box>
            <text:p text:style-name="P1"><text:span text:style-name="T5">Underwhelm Mode</text:span></text:p>
          </draw:text-box>
        </draw:frame>
        <draw:frame draw:style-name="gr152" draw:text-style-name="P3" draw:layer="layout" svg:width="10.607cm" svg:height="0.352cm" svg:x="2.244cm" svg:y="8.971cm">
          <draw:text-box>
            <text:p text:style-name="P1"><text:span text:style-name="T2">Purposely dialing down inputs to give your senses and brain a reset.</text:span></text:p>
          </draw:text-box>
        </draw:frame>
        <draw:frame draw:style-name="gr72" draw:text-style-name="P4" draw:layer="layout" svg:width="3.164cm" svg:height="0.496cm" svg:x="2.244cm" svg:y="9.786cm">
          <draw:text-box>
            <text:p text:style-name="P1"><text:span text:style-name="T3">Zephyr Break</text:span></text:p>
          </draw:text-box>
        </draw:frame>
        <draw:frame draw:style-name="gr153" draw:text-style-name="P3" draw:layer="layout" svg:width="12.829cm" svg:height="0.352cm" svg:x="2.244cm" svg:y="10.453cm">
          <draw:text-box>
            <text:p text:style-name="P1"><text:span text:style-name="T2">A gentle pause—open window, fresh air, stretch—that breezes away </text:span><text:span text:style-name="T2">mental static.</text:span></text:p>
          </draw:text-box>
        </draw:frame>
        <draw:frame draw:style-name="gr70" draw:text-style-name="P4" draw:layer="layout" svg:width="2.368cm" svg:height="0.496cm" svg:x="2.244cm" svg:y="11.268cm">
          <draw:text-box>
            <text:p text:style-name="P1"><text:span text:style-name="T3">Zero Draft</text:span></text:p>
          </draw:text-box>
        </draw:frame>
        <draw:frame draw:style-name="gr51" draw:text-style-name="P3" draw:layer="layout" svg:width="14.472cm" svg:height="0.352cm" svg:x="2.244cm" svg:y="11.935cm">
          <draw:text-box>
            <text:p text:style-name="P1"><text:span text:style-name="T2">The messy first pass where you let the idea exist without judgment, </text:span><text:span text:style-name="T2">trusting you’ll polish later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2.2cm" fo:margin-right="2.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9T14:34:17.431941401</dc:date>
    <meta:editing-duration>PT20M21S</meta:editing-duration>
    <meta:editing-cycles>7</meta:editing-cycles>
    <meta:generator>LibreOffice/24.2.7.2$Linux_X86_64 LibreOffice_project/420$Build-2</meta:generator>
    <meta:document-statistic meta:object-count="188"/>
  </office:meta>
</office:document-meta>
</file>